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4"/>
          <table:table-cell office:value-type="string" calcext:value-type="string">
            <text:p>Incidence Rate</text:p>
          </table:table-cell>
          <table:table-cell table:number-columns-repeated="2"/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4"/>
          <table:table-cell office:value-type="string" calcext:value-type="string">
            <text:p>35,1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string" calcext:value-type="string">
            <text:p>1,06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8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320,05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067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10,583</text:p>
          </table:table-cell>
          <table:table-cell table:number-columns-repeated="4"/>
          <table:table-cell office:value-type="float" office:value="166.9" calcext:value-type="float">
            <text:p>166.9</text:p>
          </table:table-cell>
          <table:table-cell table:number-columns-repeated="2"/>
          <table:table-cell office:value-type="string" calcext:value-type="string">
            <text:p>6,3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4,95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16.7" calcext:value-type="float">
            <text:p>216.7</text:p>
          </table:table-cell>
          <table:table-cell table:number-columns-repeated="2"/>
          <table:table-cell office:value-type="string" calcext:value-type="string">
            <text:p>8,0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table:number-columns-repeated="3"/>
          <table:table-cell office:value-type="float" office:value="331.9" calcext:value-type="float">
            <text:p>331.9</text:p>
          </table:table-cell>
          <table:table-cell table:number-columns-repeated="2"/>
          <table:table-cell office:value-type="string" calcext:value-type="string">
            <text:p>6,0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86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1,030</text:p>
          </table:table-cell>
          <table:table-cell office:value-type="string" calcext:value-type="string">
            <text:p>2,6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8</text:p>
          </table:table-cell>
          <table:table-cell office:value-type="string" calcext:value-type="string">
            <text:p>5,72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002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3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336" calcext:value-type="float">
            <text:p>336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table:number-columns-repeated="4"/>
          <table:table-cell office:value-type="string" calcext:value-type="string">
            <text:p>1,372.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378</text:p>
          </table:table-cell>
          <table:table-cell office:value-type="string" calcext:value-type="string">
            <text:p>1,8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@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200,9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416.2" calcext:value-type="float">
            <text:p>416.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48,3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4.7" calcext:value-type="float">
            <text:p>24.7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17,060</text:p>
          </table:table-cell>
          <table:table-cell office:value-type="string" calcext:value-type="string">
            <text:p>1,78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61.5" calcext:value-type="float">
            <text:p>161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35,5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41,4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7,6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table:number-columns-repeated="4"/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58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table:number-columns-repeated="3"/>
          <table:table-cell office:value-type="float" office:value="673.4" calcext:value-type="float">
            <text:p>673.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5</text:p>
          </table:table-cell>
          <table:table-cell office:value-type="float" office:value="279" calcext:value-type="float">
            <text:p>27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1.7" calcext:value-type="float">
            <text:p>101.7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7.4" calcext:value-type="float">
            <text:p>667.4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5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39" calcext:value-type="float">
            <text:p>53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1.4" calcext:value-type="float">
            <text:p>311.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252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.8" calcext:value-type="float">
            <text:p>97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85,300</text:p>
          </table:table-cell>
          <table:table-cell office:value-type="string" calcext:value-type="string">
            <text:p>8,643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30.4" calcext:value-type="float">
            <text:p>30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7,7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1:23</meta:creation-date>
    <dc:date>2018-09-01T10:11:23</dc:date>
    <meta:generator>LibreOffice/5.1.6.2$Linux_X86_64 LibreOffice_project/10m0$Build-2</meta:generator>
    <meta:document-statistic meta:table-count="1" meta:cell-count="32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